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6ec392" officeooo:paragraph-rsid="0015047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6aae72" officeooo:paragraph-rsid="0015047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6bb926" officeooo:paragraph-rsid="0015047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6c7dd8" officeooo:paragraph-rsid="0015047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6e2a64" officeooo:paragraph-rsid="0015047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6f8831" officeooo:paragraph-rsid="0015047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font-style="italic" fo:font-weight="normal" officeooo:rsid="006f8831" officeooo:paragraph-rsid="00150471" style:font-style-asian="italic" style:font-weight-asian="normal" style:font-style-complex="italic" style:font-weight-complex="normal"/>
    </style:style>
    <style:style style:name="P8" style:family="paragraph" style:parent-style-name="Heading_20_2">
      <style:paragraph-properties fo:text-align="center" style:justify-single-word="false"/>
      <style:text-properties fo:font-style="normal" fo:font-weight="normal" officeooo:rsid="006aae72" officeooo:paragraph-rsid="00150471" style:font-style-asian="normal" style:font-weight-asian="normal" style:font-style-complex="normal" style:font-weight-complex="normal"/>
    </style:style>
    <style:style style:name="T1" style:family="text">
      <style:text-properties officeooo:rsid="006bb926"/>
    </style:style>
    <style:style style:name="T2" style:family="text">
      <style:text-properties officeooo:rsid="016e6cac"/>
    </style:style>
    <style:style style:name="T3" style:family="text">
      <style:text-properties officeooo:rsid="0380cb5b"/>
    </style:style>
    <style:style style:name="T4" style:family="text">
      <style:text-properties officeooo:rsid="006aae72"/>
    </style:style>
    <style:style style:name="T5" style:family="text">
      <style:text-properties officeooo:rsid="006c7dd8"/>
    </style:style>
    <style:style style:name="T6" style:family="text">
      <style:text-properties officeooo:rsid="006e2a64"/>
    </style:style>
    <style:style style:name="T7" style:family="text">
      <style:text-properties officeooo:rsid="006f8831"/>
    </style:style>
    <style:style style:name="T8" style:family="text">
      <style:text-properties officeooo:rsid="02359063"/>
    </style:style>
    <style:style style:name="T9" style:family="text">
      <style:text-properties officeooo:rsid="016ee7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Щуплый низкорослый Гриня мне почему-то напоминал Гудериана, которого я в жизни не видел. Мелькало в нём что-то такое генштабовское, причём из вермахта.</text:p>
      <text:p text:style-name="P2">По выходным он отдыхал от блиц-кригов и на пару с Григорием Григорьевичем ездил на рыбалку. Повсеместно, куда доходят электрички и дизель-поезда. На удочку, или мормышку, смотря по сезону.</text:p>
      <text:p text:style-name="P2">Меня подкупила его вера в мои врачебные данные. Как-то остановил меня на лестничном марше уходящем в небо:</text:p>
      <text:p text:style-name="P2">- Серёга, помоги!</text:p>
      <text:p text:style-name="P2">И, задрав губу показал беловатый прыщик на десне. Потом отстегнул безопасную булавку <text:span text:style-name="T1">с внутреннего кармана телогрейки, где в рабочее время он наручные часы держит, и протянул мне:</text:span></text:p>
      <text:p text:style-name="P2">- <text:span text:style-name="T1">Проколи, а то болит.</text:span></text:p>
      <text:p text:style-name="P3">Я начал объяснять, что так нельзя — мы ж тут в пыли, в грязи, без антисептиков; нужна дезинфекция.</text:p>
      <text:p text:style-name="P3">- А где я тебе тут дезинфекцию возьму?</text:p>
      <text:p text:style-name="P3">В кино показывали, что над огнём обеззараживают.</text:p>
      <text:p text:style-name="P3">Он подержал кончик булавки над зажжённой спичкой. </text:p>
      <text:p text:style-name="P3">Результат меня не утешил — остриё покрылось чёрной копотью. </text:p>
      <text:p text:style-name="P3">Гриня критически осмотрел булавку, отёр её о рукав телогрейки в многомесячной кирпичной и прочей пыли и протянул мне:</text:p>
      <text:p text:style-name="P3">- На! Коли!</text:p>
      <text:p text:style-name="P3">А куда денешься? Человек столько усилий затратил на дезинфекцию.</text:p>
      <text:p text:style-name="P3"/>
      <text:p text:style-name="P3">Микола Хижняк явился в Конотоп как <text:span text:style-name="T2">те </text:span>тёмноволосые и кудрявые герои французских романов, что приезжают в Париж с парой су в кармане и честолюбивыми планами покорить столицу.</text:p>
      <text:p text:style-name="P3">Правда, у него была троячка и, вместо шляпы с пером, кепка, которая не спасала в тридцатиградусный мороз той ночи.</text:p>
      <text:p text:style-name="P3">Он не стал капитаном мушкетёров, но он единственный известный мне каменщик шестого разряда.</text:p>
      <text:p text:style-name="P3">У него есть квартира и мотоцикл «Урал» без коляски, и жена Катерина, которую, если ночью не спится, можно притянуть з<text:span text:style-name="T3">á</text:span> уши.</text:p>
      <text:p text:style-name="P3">Ещё Микола Хижняк восполняет <text:span text:style-name="T2">мне </text:span>знания недополученные в вузе.</text:p>
      <text:p text:style-name="P3">При обучении на англофаке НГПИ, я так и не смог себя заставить прочесть ни одного произведения Томаса Харди, хотя он был в экзаменационных билетах по зарубежке. </text:p>
      <text:p text:style-name="P3">Какая-то у меня с ним несовместимость. Может из-за фамилии. Вот знаю, что надо, а не могу.</text:p>
      <text:p text:style-name="P3">Как-то на плитах перекрытия Микола начал рассказывать мне длинную запутанную историю.</text:p>
      <text:p text:style-name="P3">Я сперва подумал, что <text:span text:style-name="T2">это </text:span>сериал и лишь в самом конце, когда её настигла погоня, но она непробудно спала от усталости и он сказал пусть ещё поспит пока не знает, что <text:span text:style-name="T3">её </text:span>поймали, я понял, что это <text:span text:style-name="T4">— </text:span>так и не прочитанная мной «Тэсс из рода Д'Эбервилей», <text:span text:style-name="T5">хотя по ходу Хижняк вплёл туда ещё какой-то билет на самолёт</text:span>.</text:p>
      <text:p text:style-name="P3"/>
      <text:p text:style-name="P4">Но официально самой красивой в бригаде считалась строповщица Катерина, ей Вера Шарапова <text:span text:style-name="T3">это </text:span>прямо так в глаза и говорила, хотя она и сама это знала, тем более, что жена бригадира, и пусть они и не расписаны, зато у них уже сын семиклассник от её первого брака.</text:p>
      <text:p text:style-name="P4">На голове Катерины косынка из полупрозрачного газа поверх жёлтых кудряшек, а на шее ожерелье из красных бусин. Под цвет помады на губах.</text:p>
      <text:p text:style-name="P4"><text:soft-page-break/>Где-то в штабелях бетонных плит перекрытия, недалеко от растворной площадки, она держит треугольный осколок толстого зеркала, чтобы смотреться в свободное от работы время.</text:p>
      <text:p text:style-name="P4">Про себя она думает, что красива, как Анфиса из сериала «Угрюм-река», особенно когда та явилась видением, чтобы Громов со скалы метнулся. </text:p>
      <text:p text:style-name="P4">Во всяком случае именно анфисиным жестом она зазывала меня на битый кирпич на земле, когда я клал угол четвёртого этажа, наутро после той серии:</text:p>
      <text:p text:style-name="P4">- Иди, П<text:span text:style-name="T6">ро</text:span>шенька! Иди сюда!</text:p>
      <text:p text:style-name="P5">А может просто хотела проверить хватит ли у меня дури. </text:p>
      <text:p text:style-name="P5">Ведь ясно же, что «того» — даже от <text:span text:style-name="T7">живой </text:span>порн<text:span text:style-name="T7">ухи</text:span> отвернулся.</text:p>
      <text:p text:style-name="P5"><text:span text:style-name="T8">Тогда</text:span> две парочки захотели заняться сексом на лоне природы и вышли за город из Семи Ветров, <text:span text:style-name="T3">метров, так, за триста,</text:span> за полосу кустарника вдоль шоссе. </text:p>
      <text:p text:style-name="P5"><text:span text:style-name="T8">Пылая страстью,</text:span> они не учли наш объект, и нашу бригаду, где все отложили инструменты и обменивались комментариями по ходу акта, как <text:span text:style-name="T7">римляне на трибунах Колизея, когда тот ещё не требовал капитального ремонта</text:span>. </text:p>
      <text:p text:style-name="P5"/>
      <text:p text:style-name="P7"><text:span text:style-name="T9">(...в</text:span> эпоху застоя <text:span text:style-name="T3">ещё </text:span>не знали <text:span text:style-name="T8">что такое</text:span> тотализатор, <text:span text:style-name="T8">потому и не делали</text:span> став<text:span text:style-name="T8">ок</text:span> <text:s/><text:span text:style-name="T1">— </text:span>какая из пар финиширует первой...<text:span text:style-name="T9">)</text:span></text:p>
      <text:p text:style-name="P7"/>
      <text:p text:style-name="P6"><text:span text:style-name="T8">До чего</text:span> всё относительно в этом мире! Приходишь первым, а Анна Андреевна, унасестившись на держаке лопаты брошенном поперёк железного ящика с раствором, говорит:</text:p>
      <text:p text:style-name="P6">- Тю! Ото и всё?</text:p>
      <text:p text:style-name="P5">Только <text:span text:style-name="T9">тот, который «того»,</text:span> отвернулся, сел за поддон и смотрел в обратном направлении, <text:span text:style-name="T7">на</text:span> <text:span text:style-name="T7">дальнюю </text:span>групп<text:span text:style-name="T7">у</text:span> берёз посреди строительных угодий, <text:s/><text:span text:style-name="T7">высоких как деревья</text:span> <text:s/>в африканской саванне. </text:p>
      <text:p text:style-name="P5">Нормальные так не поступают.</text:p>
      <text:p text:style-name="P5"/>
      <text:p text:style-name="P5">Пётр Кирпа до женитьбы жил вдвоём с матерью и зимой <text:span text:style-name="T7">регулярно</text:span> хвалился, что поутру выходит в коридор, ломает кружкой лёд в ведре и пьёт холодную воду — аж в зубы заходит.</text:p>
      <text:p text:style-name="P5">В нашей бригаде он нравился мне меньше всех, но именно он помог мне доказать всем и, в первую очередь себе, что я настоящий каменщик.</text:p>
      <text:p text:style-name="P1">Это случилось намного позднее, когда в бригаду влилась свежая кровь из двух девушек окончивших ПТУ где-то на Западной Украине и десантника Вовки.</text:p>
      <text:p text:style-name="P1"><text:span text:style-name="T9">На тот момент м</text:span>ы подняли половину второго этажа механического корпуса напротив столовой локомотивных бригад. </text:p>
      <text:p text:style-name="P1">При высоте стены свыше полутора метров кладка ведётся со столов-риштовок. Между мной и Кирпой было два таких стола, значит метров пятнадцать.</text:p>
      <text:p text:style-name="P1">Он захотел покрасоваться перед парой девушек в свежих ещё телогрейках, которые смешно <text:span text:style-name="T8">так </text:span><text:s/>выговарива<text:span text:style-name="T8">ли</text:span> «йой!» вот и крикнул:</text:p>
      <text:p text:style-name="P1">- Держи, Серёга!</text:p>
      <text:p text:style-name="P1">И метнул в мою сторону кирочку поверх разделяющих нас поддонов и ящиков. </text:p>
      <text:p text:style-name="P1">Та летела, как томагавк, крутясь рукоятью.</text:p>
      <text:p text:style-name="P1">Я ничего не рассчитывал и не прикидывал. Я просто сделал шаг навстречу и поднял правую руку. Едва рукоять коснулась ладони, мне оставалось лишь сжать пальцы. </text:p>
      <text:p text:style-name="P1">Всё получилось само собой.</text:p>
      <text:p text:style-name="P1">Увидев, что я не нырнул за кирпичи, <text:span text:style-name="T8">чтоб</text:span> уклон<text:span text:style-name="T8">ится</text:span> от <text:span text:style-name="T8">броска</text:span>, а стою и держу <text:span text:style-name="T8">кирочку</text:span> в гордо поднятой руке, Кирпа <text:span text:style-name="T8">сразу </text:span>сменил пластинку и сказал притихшим вдруг девушкам:</text:p>
      <text:p text:style-name="P1">- Вот такие каменщики у нас в бригаде!</text:p>
      <text:p text:style-name="P1">Так что мне есть чем гордиться в своей жиз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18:41.663177566</meta:creation-date>
    <dc:date>2017-03-03T12:18:47.092566283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52" meta:word-count="898" meta:character-count="5611" meta:non-whitespace-character-count="4744"/>
    <meta:generator>LibreOffice/4.3.3.2$Linux_x86 LibreOffice_project/430m0$Build-2</meta:generator>
  </office:meta>
</office:document-meta>
</file>